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.001cm" svg:stroke-color="#dbdbce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draw:stroke="none" svg:stroke-width="0.001cm" draw:fill-color="#a5a585"/>
    </style:style>
    <style:style style:name="gr5" style:family="graphic" style:parent-style-name="standard">
      <style:graphic-properties draw:stroke="none" svg:stroke-width="0.001cm" draw:fill-color="#7a7a5a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draw:stroke="none" svg:stroke-width="0.001cm" draw:fill-color="#93936c"/>
    </style:style>
    <style:style style:name="gr8" style:family="graphic" style:parent-style-name="standard">
      <style:graphic-properties svg:stroke-width="0.001cm" svg:stroke-color="#626248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1.907cm" svg:y="-5cm"/>
          <draw:glue-point draw:id="5" svg:x="5cm" svg:y="-5cm"/>
          <draw:glue-point draw:id="6" svg:x="1.546cm" svg:y="-5cm"/>
          <draw:glue-point draw:id="7" svg:x="-5cm" svg:y="5cm"/>
          <draw:glue-point draw:id="8" svg:x="1.907cm" svg:y="5cm"/>
          <draw:glue-point draw:id="9" svg:x="-1.547cm" svg:y="5cm"/>
          <draw:glue-point draw:id="10" svg:x="5cm" svg:y="0.814cm"/>
          <draw:glue-point draw:id="11" svg:x="5cm" svg:y="-2.093cm"/>
          <draw:glue-point draw:id="12" svg:x="1.25cm" svg:y="-0.16cm"/>
          <draw:polygon draw:style-name="gr1" draw:layer="layout" svg:width="2.414cm" svg:height="0.717cm" svg:x="0cm" svg:y="1.209cm" svg:viewBox="0 0 2415 718" draw:points="714,0 2415,0 1700,718 0,718">
            <text:p/>
          </draw:polygon>
          <draw:polygon draw:style-name="gr2" draw:layer="layout" svg:width="2.414cm" svg:height="0.717cm" svg:x="0cm" svg:y="1.209cm" svg:viewBox="0 0 2415 718" draw:points="714,0 2415,0 1700,718 0,718">
            <text:p/>
          </draw:polygon>
          <draw:polyline draw:style-name="gr3" draw:layer="layout" svg:width="0.167cm" svg:height="0.074cm" svg:x="0.78cm" svg:y="1.805cm" svg:viewBox="0 0 168 75" draw:points="0,0 0,3 0,7 1,11 3,15 5,18 7,22 10,25 13,29 17,32 21,36 25,39 30,42 35,45 40,48 46,51 52,54 58,56 65,59 72,61 78,63 86,65 93,67 101,68 109,70 117,70 126,72 133,73 142,74 151,74 159,75 168,75">
            <text:p/>
          </draw:polyline>
          <draw:polyline draw:style-name="gr3" draw:layer="layout" svg:width="0.158cm" svg:height="0.074cm" svg:x="0.928cm" svg:y="1.805cm" svg:viewBox="0 0 159 75" draw:points="0,75 8,75 16,74 24,73 32,72 41,72 49,70 56,70 64,68 72,66 79,64 86,62 93,60 100,57 106,55 112,52 118,50 123,46 128,44 133,40 137,37 141,33 144,30 148,26 150,22 153,19 155,15 156,11 157,7 158,3 159,0">
            <text:p/>
          </draw:polyline>
          <draw:polyline draw:style-name="gr3" draw:layer="layout" svg:width="0.167cm" svg:height="0.064cm" svg:x="0.799cm" svg:y="1.665cm" svg:viewBox="0 0 168 65" draw:points="168,0 159,0 150,0 142,0 134,1 126,2 117,2 109,3 101,5 93,6 86,7 79,9 71,11 65,13 58,15 52,18 45,20 40,22 35,24 29,27 25,30 21,33 17,36 13,39 10,42 7,46 4,49 3,52 1,55 0,58 0,62 0,65">
            <text:p/>
          </draw:polyline>
          <draw:polyline draw:style-name="gr3" draw:layer="layout" svg:width="0.157cm" svg:height="0.064cm" svg:x="0.947cm" svg:y="1.665cm" svg:viewBox="0 0 158 65" draw:points="158,65 158,61 157,58 156,55 154,51 153,48 150,44 147,41 144,38 140,35 137,32 133,29 127,27 123,23 117,21 112,18 106,16 99,14 92,11 86,10 79,8 71,7 64,5 56,4 49,2 41,2 33,1 25,0 16,0 8,0 0,0">
            <text:p/>
          </draw:polyline>
          <draw:polygon draw:style-name="gr4" draw:layer="layout" svg:width="1.7cm" svg:height="0.074cm" svg:x="0cm" svg:y="1.926cm" svg:viewBox="0 0 1701 75" draw:points="0,75 1701,75 1701,0 0,0">
            <text:p/>
          </draw:polygon>
          <draw:polygon draw:style-name="gr2" draw:layer="layout" svg:width="1.7cm" svg:height="0.074cm" svg:x="0cm" svg:y="1.926cm" svg:viewBox="0 0 1701 75" draw:points="0,75 1701,75 1701,0 0,0">
            <text:p/>
          </draw:polygon>
          <draw:polygon draw:style-name="gr4" draw:layer="layout" svg:width="1.7cm" svg:height="1.163cm" svg:x="0.715cm" svg:y="0.046cm" svg:viewBox="0 0 1701 1164" draw:points="0,1164 1701,1164 1701,0 0,0">
            <text:p/>
          </draw:polygon>
          <draw:polygon draw:style-name="gr2" draw:layer="layout" svg:width="1.7cm" svg:height="1.163cm" svg:x="0.715cm" svg:y="0.046cm" svg:viewBox="0 0 1701 1164" draw:points="0,1164 1701,1164 1701,0 0,0">
            <text:p/>
          </draw:polygon>
          <draw:polygon draw:style-name="gr5" draw:layer="layout" svg:width="0.047cm" svg:height="1.209cm" svg:x="2.414cm" svg:y="0cm" svg:viewBox="0 0 48 1210" draw:points="48,1164 48,0 0,45 0,1210">
            <text:p/>
          </draw:polygon>
          <draw:polygon draw:style-name="gr2" draw:layer="layout" svg:width="0.047cm" svg:height="1.209cm" svg:x="2.414cm" svg:y="0cm" svg:viewBox="0 0 48 1210" draw:points="48,1164 48,0 0,45 0,1210">
            <text:p/>
          </draw:polygon>
          <draw:polygon draw:style-name="gr6" draw:layer="layout" svg:width="1.532cm" svg:height="0.995cm" svg:x="0.799cm" svg:y="0.139cm" svg:viewBox="0 0 1533 996" draw:points="0,996 1533,996 1533,0 0,0">
            <text:p/>
          </draw:polygon>
          <draw:polygon draw:style-name="gr2" draw:layer="layout" svg:width="1.532cm" svg:height="0.995cm" svg:x="0.799cm" svg:y="0.139cm" svg:viewBox="0 0 1533 996" draw:points="0,996 1533,996 1533,0 0,0">
            <text:p/>
          </draw:polygon>
          <draw:polygon draw:style-name="gr7" draw:layer="layout" svg:width="1.801cm" svg:height="0.372cm" svg:x="0.427cm" svg:y="1.265cm" svg:viewBox="0 0 1802 373" draw:points="371,0 1802,0 1430,373 0,373">
            <text:p/>
          </draw:polygon>
          <draw:polygon draw:style-name="gr2" draw:layer="layout" svg:width="1.801cm" svg:height="0.372cm" svg:x="0.427cm" svg:y="1.265cm" svg:viewBox="0 0 1802 373" draw:points="371,0 1802,0 1430,373 0,373">
            <text:p/>
          </draw:polygon>
          <draw:polygon draw:style-name="gr5" draw:layer="layout" svg:width="0.14cm" svg:height="0.083cm" svg:x="0.882cm" svg:y="1.74cm" svg:viewBox="0 0 141 84" draw:points="141,41 141,39 140,37 140,35 139,33 138,30 137,29 136,27 135,25 133,23 132,21 130,19 128,17 126,15 123,14 121,13 119,11 116,9 113,8 110,7 107,6 104,4 101,4 98,3 95,2 91,1 88,0 84,0 81,0 77,0 73,0 70,0 66,0 63,0 59,0 56,0 53,0 49,1 46,2 42,3 39,4 36,4 33,6 30,7 27,8 24,9 22,11 19,13 17,14 15,15 12,17 11,19 8,21 7,23 5,25 4,27 3,29 2,30 1,33 1,35 0,37 0,39 0,41 0,44 0,46 1,48 1,50 2,52 3,54 4,56 5,58 7,60 8,62 11,64 12,66 15,68 17,69 19,70 22,72 24,74 27,75 30,76 33,77 36,79 39,79 42,80 46,81 49,82 53,82 56,83 59,83 63,83 66,84 70,84 73,84 77,83 81,83 84,83 88,82 91,82 95,81 98,80 101,79 104,79 107,77 110,76 113,75 116,74 119,72 121,70 123,69 126,68 128,66 130,64 132,62 133,60 135,58 136,56 137,54 138,52 139,50 140,48 140,46 141,44">
            <text:p/>
          </draw:polygon>
          <draw:polygon draw:style-name="gr3" draw:layer="layout" svg:width="0.13cm" svg:height="0.074cm" svg:x="0.882cm" svg:y="1.74cm" svg:viewBox="0 0 131 75" draw:points="131,37 131,35 130,33 130,31 129,30 128,27 128,26 126,24 125,22 124,20 122,19 120,17 119,15 116,14 114,13 113,11 110,9 108,9 105,7 103,6 100,5 97,4 94,3 91,2 88,2 85,1 81,0 78,0 74,0 72,0 68,0 65,0 61,0 58,0 55,0 52,0 49,0 46,1 42,2 39,2 37,3 33,4 30,5 27,6 25,7 22,9 20,9 17,11 15,13 13,14 11,15 9,17 8,19 6,20 4,22 4,24 2,26 2,27 1,30 0,31 0,33 0,35 0,37 0,39 0,41 0,43 1,44 2,46 2,48 4,50 4,52 6,54 8,55 9,57 11,59 13,60 15,61 17,63 20,64 22,66 25,67 27,68 30,69 33,70 37,71 39,72 42,72 46,73 49,74 52,75 55,75 58,75 61,75 65,75 68,75 72,75 74,75 78,75 81,74 85,73 88,72 91,72 94,71 97,70 100,69 103,68 105,67 108,66 110,64 113,63 114,61 116,60 119,59 120,57 122,55 124,54 125,52 126,50 128,48 128,46 129,44 130,43 130,41 131,39">
            <text:p/>
          </draw:polygon>
          <draw:polyline draw:style-name="gr8" draw:layer="layout" svg:width="0.166cm" svg:height="0.074cm" svg:x="0.79cm" svg:y="1.814cm" svg:viewBox="0 0 167 75" draw:points="0,0 0,4 0,7 2,11 3,15 5,19 7,22 10,26 13,29 17,33 20,36 25,39 29,43 34,46 40,48 45,51 51,54 58,57 64,59 71,61 78,63 86,66 93,67 101,69 108,70 117,71 125,72 133,73 141,74 150,75 158,75 167,75">
            <text:p/>
          </draw:polyline>
          <draw:polyline draw:style-name="gr8" draw:layer="layout" svg:width="0.158cm" svg:height="0.074cm" svg:x="0.937cm" svg:y="1.814cm" svg:viewBox="0 0 159 75" draw:points="0,75 8,75 16,75 25,74 33,73 41,72 49,71 56,70 64,68 71,66 79,65 87,63 93,61 100,58 106,55 112,53 118,50 123,47 128,44 133,41 137,37 141,34 145,30 148,26 150,22 153,19 155,15 156,11 158,7 158,4 159,0">
            <text:p/>
          </draw:polyline>
          <draw:polyline draw:style-name="gr8" draw:layer="layout" svg:width="0.166cm" svg:height="0.065cm" svg:x="0.808cm" svg:y="1.674cm" svg:viewBox="0 0 167 66" draw:points="167,0 158,0 150,0 142,0 133,1 125,2 116,2 109,3 101,4 93,7 86,7 78,9 71,11 64,13 58,15 52,18 45,20 40,22 34,25 29,28 25,31 21,33 17,37 12,39 10,42 7,46 5,49 3,52 1,55 0,58 0,62 0,66">
            <text:p/>
          </draw:polyline>
          <draw:polyline draw:style-name="gr8" draw:layer="layout" svg:width="0.158cm" svg:height="0.065cm" svg:x="0.956cm" svg:y="1.674cm" svg:viewBox="0 0 159 66" draw:points="159,66 158,62 157,58 157,55 155,51 153,48 150,45 148,42 145,39 141,35 137,32 133,29 128,26 123,24 118,21 112,19 106,16 100,14 93,12 86,10 79,9 72,7 64,5 57,4 48,2 41,2 33,1 25,0 16,0 8,0 0,0">
            <text:p/>
          </draw:polyline>
          <draw:polygon draw:style-name="gr5" draw:layer="layout" svg:width="0.715cm" svg:height="0.782cm" svg:x="1.7cm" svg:y="1.209cm" svg:viewBox="0 0 716 783" draw:points="716,65 0,783 0,717 716,0">
            <text:p/>
          </draw:polygon>
          <draw:polygon draw:style-name="gr2" draw:layer="layout" svg:width="0.715cm" svg:height="0.782cm" svg:x="1.7cm" svg:y="1.209cm" svg:viewBox="0 0 716 783" draw:points="716,65 0,783 0,717 716,0">
            <text:p/>
          </draw:polygon>
          <draw:polygon draw:style-name="gr5" draw:layer="layout" svg:width="0.139cm" svg:height="0.018cm" svg:x="2.173cm" svg:y="1.154cm" svg:viewBox="0 0 140 19" draw:points="0,0 0,19 140,19 140,0">
            <text:p/>
          </draw:polygon>
          <draw:polygon draw:style-name="gr2" draw:layer="layout" svg:width="0.139cm" svg:height="0.018cm" svg:x="2.173cm" svg:y="1.154cm" svg:viewBox="0 0 140 19" draw:points="0,0 0,19 140,19 140,0">
            <text:p/>
          </draw:polygon>
          <draw:line draw:style-name="gr9" draw:layer="layout" svg:x1="2.136cm" svg:y1="1.358cm" svg:x2="0.715cm" svg:y2="1.358cm">
            <text:p/>
          </draw:line>
          <draw:line draw:style-name="gr9" draw:layer="layout" svg:x1="2.043cm" svg:y1="1.451cm" svg:x2="0.622cm" svg:y2="1.451cm">
            <text:p/>
          </draw:line>
          <draw:line draw:style-name="gr9" draw:layer="layout" svg:x1="1.951cm" svg:y1="1.544cm" svg:x2="0.529cm" svg:y2="1.544cm">
            <text:p/>
          </draw:line>
          <draw:polygon draw:style-name="gr1" draw:layer="layout" svg:width="1.746cm" svg:height="0.046cm" svg:x="0.715cm" svg:y="0cm" svg:viewBox="0 0 1747 47" draw:points="46,0 1747,0 1700,47 0,47">
            <text:p/>
          </draw:polygon>
          <draw:polygon draw:style-name="gr2" draw:layer="layout" svg:width="1.746cm" svg:height="0.046cm" svg:x="0.715cm" svg:y="0cm" svg:viewBox="0 0 1747 47" draw:points="46,0 1747,0 1700,47 0,4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aptop</dc:title>
    <meta:creation-date>2011-02-07T16:47:43</meta:creation-date>
    <meta:editing-duration>P0D</meta:editing-duration>
    <meta:editing-cycles>1</meta:editing-cycles>
    <meta:document-statistic meta:object-count="32"/>
    <meta:generator>OpenOffice.org/3.3$Linux OpenOffice.org_project/330m20$Build-9567</meta:generator>
  </office:meta>
</office:document-meta>
</file>